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UCB</text:p>
          </table:table-cell>
          <table:table-cell office:value-type="string" calcext:value-type="string">
            <text:p>LinUCB</text:p>
          </table:table-cell>
          <table:table-cell office:value-type="string" calcext:value-type="string">
            <text:p>policy iteration</text:p>
          </table:table-cell>
          <table:table-cell office:value-type="string" calcext:value-type="string">
            <text:p>Value iteration</text:p>
          </table:table-cell>
          <table:table-cell office:value-type="string" calcext:value-type="string">
            <text:p>Q-learning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Dyna-Q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A2C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MADDPG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exte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DP nécessai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 Based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ats non One HOT/ non tabulaire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or critic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e politique réduit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 continue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ti Agent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2:09:30.16319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2:22:54.218654915</meta:creation-date>
    <dc:date>2019-12-08T12:10:28.249973434</dc:date>
    <meta:editing-duration>PT2M23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